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4" style:family="table">
      <style:table-properties style:width="15.997cm" table:align="left" style:writing-mode="lr-tb"/>
    </style:style>
    <style:style style:name="Tableau34.A" style:family="table-column">
      <style:table-column-properties style:column-width="1.99cm"/>
    </style:style>
    <style:style style:name="Tableau34.B" style:family="table-column">
      <style:table-column-properties style:column-width="0.639cm"/>
    </style:style>
    <style:style style:name="Tableau34.C" style:family="table-column">
      <style:table-column-properties style:column-width="4.625cm"/>
    </style:style>
    <style:style style:name="Tableau34.D" style:family="table-column">
      <style:table-column-properties style:column-width="1.674cm"/>
    </style:style>
    <style:style style:name="Tableau34.E" style:family="table-column">
      <style:table-column-properties style:column-width="1.279cm"/>
    </style:style>
    <style:style style:name="Tableau34.F" style:family="table-column">
      <style:table-column-properties style:column-width="1.626cm"/>
    </style:style>
    <style:style style:name="Tableau34.G" style:family="table-column">
      <style:table-column-properties style:column-width="4.165cm"/>
    </style:style>
    <style:style style:name="Tableau34.A1" style:family="table-cell">
      <style:table-cell-properties fo:padding="0.097cm" fo:border="0.05pt solid #000000"/>
    </style:style>
    <style:style style:name="Tableau34.A2" style:family="table-cell">
      <style:table-cell-properties fo:padding="0.097cm" fo:border-left="0.05pt solid #000000" fo:border-right="none" fo:border-top="none" fo:border-bottom="0.05pt solid #000000"/>
    </style:style>
    <style:style style:name="Tableau3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Arial" fo:font-style="normal" fo:font-weight="bold" officeooo:rsid="001eb05a" officeooo:paragraph-rsid="00210f03" style:font-style-asian="normal" style:font-weight-asian="bold" style:font-name-complex="Arial1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Arial" officeooo:paragraph-rsid="00210f03" style:font-name-complex="Arial1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="0cm" fo:border="none" style:shadow="none"/>
      <style:text-properties fo:font-style="italic" fo:font-weight="bold" officeooo:paragraph-rsid="00210f03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style="italic" fo:font-weight="bold" officeooo:paragraph-rsid="00210f03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tyle="italic" fo:font-weight="bold" officeooo:rsid="0026be18" officeooo:paragraph-rsid="0026be18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weight="bold" officeooo:paragraph-rsid="00210f03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fo:font-weight="bold" officeooo:paragraph-rsid="00210f03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weight="bold" officeooo:paragraph-rsid="00210f03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weight="bold" officeooo:rsid="0024da9e" officeooo:paragraph-rsid="0024da9e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fo:font-weight="bold" officeooo:rsid="002bd86b" officeooo:paragraph-rsid="002bd86b"/>
    </style:style>
    <style:style style:name="P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22c679" officeooo:paragraph-rsid="0022c679" fo:background-color="#ffffff" style:font-size-asian="8pt" style:font-size-complex="8pt"/>
    </style:style>
    <style:style style:name="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30ca6a" officeooo:paragraph-rsid="0030ca6a" fo:background-color="#ffffff" style:font-size-asian="8pt" style:font-size-complex="8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ans" fo:font-size="8pt" officeooo:rsid="0030ca6a" officeooo:paragraph-rsid="0030ca6a" style:font-size-asian="8pt" style:font-size-complex="8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ans" fo:font-size="8pt" fo:font-weight="normal" officeooo:rsid="0030ca6a" officeooo:paragraph-rsid="0030ca6a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officeooo:rsid="00283a5d" officeooo:paragraph-rsid="00283a5d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2bd86b" officeooo:paragraph-rsid="002bd86b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26914d" officeooo:paragraph-rsid="0026914d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erif" fo:font-size="12pt" fo:font-weight="normal" officeooo:rsid="0030ca6a" officeooo:paragraph-rsid="0030ca6a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0ca6a" officeooo:paragraph-rsid="0030ca6a" style:font-size-asian="12pt" style:font-size-complex="12pt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rsid="0030ca6a" officeooo:paragraph-rsid="0030ca6a" style:font-size-asian="12pt" style:font-size-complex="12pt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rsid="00283a5d" officeooo:paragraph-rsid="002b3833" style:font-size-asian="12pt" style:font-size-complex="12pt"/>
    </style:style>
    <style:style style:name="P2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2a6622" officeooo:paragraph-rsid="002b3833" style:font-size-asian="12pt" style:font-size-complex="12pt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466332" officeooo:paragraph-rsid="00210f03" style:font-size-asian="12pt" style:font-size-complex="12pt"/>
    </style:style>
    <style:style style:name="P2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466332" officeooo:paragraph-rsid="00210f03" style:font-size-asian="12pt" style:font-size-complex="12pt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rsid="000d87b1" officeooo:paragraph-rsid="00210f03" style:font-size-asian="12pt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22a938" officeooo:paragraph-rsid="00210f03" style:font-size-asian="12pt" style:font-size-complex="12pt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rsid="0026e5c5" officeooo:paragraph-rsid="00210f03" style:font-size-asian="12pt" style:font-size-complex="12pt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8055a" officeooo:paragraph-rsid="00210f03" style:font-size-asian="12pt" style:font-size-complex="12pt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rsid="0033f0d7" officeooo:paragraph-rsid="00210f03" style:font-size-asian="12pt" style:font-size-complex="12pt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8e7ee" officeooo:paragraph-rsid="00210f03" style:font-size-asian="12pt" style:font-size-complex="12pt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erif" fo:font-size="12pt" officeooo:rsid="0038f6d0" officeooo:paragraph-rsid="00210f03" style:font-size-asian="12pt" style:font-size-complex="12pt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0c60f6" officeooo:paragraph-rsid="00210f03" style:font-size-asian="12pt" style:font-size-complex="12pt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1a66d" officeooo:paragraph-rsid="0031a66d" style:font-size-asian="12pt" style:font-size-complex="12pt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1a66d" officeooo:paragraph-rsid="00339a97" style:font-size-asian="12pt" style:font-size-complex="12pt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erif" fo:font-size="12pt" officeooo:rsid="0031a66d" officeooo:paragraph-rsid="0031a66d" style:font-size-asian="12pt" style:font-size-complex="12pt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erif" fo:font-size="12pt" officeooo:rsid="000c60f6" officeooo:paragraph-rsid="00210f03" fo:background-color="#ffffff" style:font-size-asian="12pt" style:font-size-complex="12pt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34e627" officeooo:paragraph-rsid="0034e627"/>
    </style:style>
    <style:style style:name="P38" style:family="paragraph" style:parent-style-name="Table_20_Contents">
      <style:paragraph-properties fo:margin-left="0.751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10pt" officeooo:rsid="0026be18" officeooo:paragraph-rsid="0026be18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3a3b14" officeooo:paragraph-rsid="003a3b14"/>
    </style:style>
    <style:style style:name="T1" style:family="text">
      <style:text-properties officeooo:rsid="0023d45e"/>
    </style:style>
    <style:style style:name="T2" style:family="text">
      <style:text-properties officeooo:rsid="002bd86b"/>
    </style:style>
    <style:style style:name="T3" style:family="text">
      <style:text-properties officeooo:rsid="002f828b"/>
    </style:style>
    <style:style style:name="T4" style:family="text">
      <style:text-properties officeooo:rsid="0030ca6a"/>
    </style:style>
    <style:style style:name="T5" style:family="text">
      <style:text-properties officeooo:rsid="00339a97"/>
    </style:style>
    <style:style style:name="T6" style:family="text">
      <style:text-properties officeooo:rsid="0036bc8a"/>
    </style:style>
    <style:style style:name="T7" style:family="text">
      <style:text-properties officeooo:rsid="003734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/>
        <table:table-column table:style-name="Tableau34.G"/>
        <table:table-row>
          <table:table-cell table:style-name="Tableau34.A1" table:number-columns-spanned="7" office:value-type="string">
            <text:p text:style-name="P3">Fiche de test <text:span text:style-name="T1">unitaire (matérie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A2" table:number-columns-spanned="2" office:value-type="string">
            <text:p text:style-name="P8">Nature : </text:p>
          </table:table-cell>
          <table:covered-table-cell/>
          <table:table-cell table:style-name="Tableau34.A2" table:number-columns-spanned="2" office:value-type="string">
            <text:p text:style-name="P16">Fonctionnel</text:p>
          </table:table-cell>
          <table:covered-table-cell/>
          <table:table-cell table:style-name="Tableau34.A2" table:number-columns-spanned="2" office:value-type="string">
            <text:p text:style-name="P8">Référence : </text:p>
          </table:table-cell>
          <table:covered-table-cell/>
          <table:table-cell table:style-name="Tableau34.G2" office:value-type="string">
            <text:p text:style-name="P16">F1.1</text:p>
          </table:table-cell>
        </table:table-row>
        <table:table-row>
          <table:table-cell table:style-name="Tableau34.A2" table:number-columns-spanned="2" office:value-type="string">
            <text:p text:style-name="P8">Module : </text:p>
          </table:table-cell>
          <table:covered-table-cell/>
          <table:table-cell table:style-name="Tableau34.G2" table:number-columns-spanned="5" office:value-type="string">
            <text:p text:style-name="P5">Clas<text:span text:style-name="T2">sse Sigfox (cas d’utilisation EmettreTrameSigfox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4.A2" table:number-columns-spanned="2" office:value-type="string">
            <text:p text:style-name="P8">Objectif :</text:p>
          </table:table-cell>
          <table:covered-table-cell/>
          <table:table-cell table:style-name="Tableau34.G2" table:number-columns-spanned="5" office:value-type="string">
            <text:p text:style-name="P37">Vérifier que le matériel est prêt à être utilise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4.A2" table:number-columns-spanned="2" office:value-type="string">
            <text:p text:style-name="P9">Date :</text:p>
          </table:table-cell>
          <table:covered-table-cell/>
          <table:table-cell table:style-name="Tableau34.G2" table:number-columns-spanned="5" office:value-type="string">
            <text:p text:style-name="P39">04/05/202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4.G2" table:number-columns-spanned="7" office:value-type="string">
            <text:p text:style-name="P4">Condition du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A2" table:number-columns-spanned="5" office:value-type="string">
            <text:p text:style-name="P6">État initial du module</text:p>
          </table:table-cell>
          <table:covered-table-cell/>
          <table:covered-table-cell/>
          <table:covered-table-cell/>
          <table:covered-table-cell/>
          <table:table-cell table:style-name="Tableau34.G2" table:number-columns-spanned="2" office:value-type="string">
            <text:p text:style-name="P6">Environnement du test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7">Programme</text:p>
          </table:table-cell>
          <table:covered-table-cell/>
          <table:table-cell table:style-name="Tableau34.A2" table:number-columns-spanned="3" office:value-type="string">
            <text:p text:style-name="P10"/>
          </table:table-cell>
          <table:covered-table-cell/>
          <table:covered-table-cell/>
          <table:table-cell table:style-name="Tableau34.G2" table:number-columns-spanned="2" office:value-type="string">
            <text:p text:style-name="P17">PC Linux </text:p>
            <text:p text:style-name="P16">+ esp32 connecté en USB avec module sigfox <text:span text:style-name="T3">(non suspendu)</text:span> connecté sur les broches 2<text:span text:style-name="T6">6</text:span> (<text:span text:style-name="T6">T</text:span>X_ESP) et 27(<text:span text:style-name="T6">R</text:span>X_ESP) de l’esp</text:p>
            <text:p text:style-name="P16">Accès au backend sigfox + compte utilisateur</text:p>
          </table:table-cell>
          <table:covered-table-cell/>
        </table:table-row>
        <table:table-row>
          <table:table-cell table:style-name="Tableau34.G2" table:number-columns-spanned="7" office:value-type="string">
            <text:p text:style-name="P6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G2" table:number-columns-spanned="7" office:value-type="string">
            <text:p text:style-name="P38">L’esp32 est sous tension. Le module SigFox est connecté à l’esp3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G2" table:number-columns-spanned="7" office:value-type="string">
            <text:p text:style-name="P4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G2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A2" office:value-type="string">
            <text:p text:style-name="P6">Repère</text:p>
          </table:table-cell>
          <table:table-cell table:style-name="Tableau34.A2" table:number-columns-spanned="2" office:value-type="string">
            <text:p text:style-name="P6">Opérations</text:p>
          </table:table-cell>
          <table:covered-table-cell/>
          <table:table-cell table:style-name="Tableau34.G2" table:number-columns-spanned="4" office:value-type="string">
            <text:p text:style-name="P6">Résultats attendus</text:p>
          </table:table-cell>
          <table:covered-table-cell/>
          <table:covered-table-cell/>
          <table:covered-table-cell/>
        </table:table-row>
        <table:table-row>
          <table:table-cell table:style-name="Tableau34.A2" office:value-type="string">
            <text:p text:style-name="P14">1</text:p>
          </table:table-cell>
          <table:table-cell table:style-name="Tableau34.A2" table:number-columns-spanned="2" office:value-type="string">
            <text:p text:style-name="P18">Vérifier si le module Sigfox et son antenne sont bien connecté à l’esp<text:span text:style-name="T7">32</text:span></text:p>
          </table:table-cell>
          <table:covered-table-cell/>
          <table:table-cell table:style-name="Tableau34.G2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table-cell table:style-name="Tableau34.A15" office:value-type="string">
            <text:p text:style-name="P13">2</text:p>
          </table:table-cell>
          <table:table-cell table:style-name="Tableau34.A15" table:number-columns-spanned="2" office:value-type="string">
            <text:p text:style-name="P19">Vérifier que l’esp<text:span text:style-name="T7">32</text:span> est bien connecté à l’ordi via un câble USB, si ce n’est pas le cas, le faire</text:p>
          </table:table-cell>
          <table:covered-table-cell/>
          <table:table-cell table:style-name="Tableau34.G2" table:number-columns-spanned="4" office:value-type="string">
            <text:p text:style-name="P20">La/les led(s) de l’esp est/sont allumée(s)</text:p>
          </table:table-cell>
          <table:covered-table-cell/>
          <table:covered-table-cell/>
          <table:covered-table-cell/>
        </table:table-row>
        <table:table-row>
          <table:table-cell table:style-name="Tableau34.A15" office:value-type="string">
            <text:p text:style-name="P13">3</text:p>
          </table:table-cell>
          <table:table-cell table:style-name="Tableau34.A15" table:number-columns-spanned="2" office:value-type="string">
            <text:p text:style-name="P33">- Accéder au backend de sigfox (<text:a xlink:type="simple" xlink:href="https://backend.sigfox.com/auth/login" text:style-name="Internet_20_link" text:visited-style-name="Visited_20_Internet_20_Link">https://backend.sigfox.com/auth/login</text:a>)</text:p>
            <text:p text:style-name="P33">- Se connecter avec un compte utilisateur</text:p>
            <text:p text:style-name="P34">- Naviguer dans Device</text:p>
            <text:p text:style-name="P34"><text:span text:style-name="T5">- V</text:span>érifier le statut de communication ainsi que le « token state » du module qui correspond (regarder l’ID) en passant la souris sur chacun d’entre eux</text:p>
          </table:table-cell>
          <table:covered-table-cell/>
          <table:table-cell table:style-name="Tableau34.G2" table:number-columns-spanned="4" office:value-type="string">
            <text:p text:style-name="P35">- Le statut de communication affiche « communication allowed » en passant la souris sur le point blanc de la colonne « communication state » sur la ligne qui concerne le module utilisé</text:p>
            <text:p text:style-name="P35"/>
            <text:p text:style-name="P35">- le « Token state » affiche « OK » en passant la souris <text:span text:style-name="T5">sur l’icone de la colonne « token state » sur la ligne qui concerne le module utilisé</text:span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29T10:27:38.181200412</meta:creation-date>
    <dc:date>2021-05-04T09:40:01.909993923</dc:date>
    <meta:editing-duration>PT5H28M26S</meta:editing-duration>
    <meta:editing-cycles>19</meta:editing-cycles>
    <meta:generator>LibreOffice/6.3.5.2$Linux_X86_64 LibreOffice_project/30$Build-2</meta:generator>
    <meta:print-date>2021-05-04T09:41:40.132685069</meta:print-date>
    <meta:document-statistic meta:table-count="1" meta:image-count="0" meta:object-count="0" meta:page-count="1" meta:paragraph-count="36" meta:word-count="243" meta:character-count="1406" meta:non-whitespace-character-count="1195"/>
  </office:meta>
</office:document-meta>
</file>